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b1bb" officeooo:paragraph-rsid="0002b1bb"/>
    </style:style>
    <style:style style:name="P2" style:family="paragraph" style:parent-style-name="Standard">
      <style:text-properties fo:font-size="14pt" officeooo:rsid="0002b1bb" officeooo:paragraph-rsid="0002b1bb" style:font-size-asian="14pt" style:font-size-complex="14pt"/>
    </style:style>
    <style:style style:name="P3" style:family="paragraph" style:parent-style-name="Standard">
      <style:paragraph-properties fo:text-align="center" style:justify-single-word="false"/>
      <style:text-properties fo:font-size="14pt" officeooo:rsid="0002b1bb" officeooo:paragraph-rsid="0002b1bb" style:font-size-asian="14pt" style:font-size-complex="14pt"/>
    </style:style>
    <style:style style:name="P4" style:family="paragraph" style:parent-style-name="Standard">
      <style:paragraph-properties fo:text-align="center" style:justify-single-word="false"/>
      <style:text-properties fo:font-size="14pt" officeooo:rsid="0003955c" officeooo:paragraph-rsid="0003955c" style:font-size-asian="14pt" style:font-size-complex="14pt"/>
    </style:style>
    <style:style style:name="P5" style:family="paragraph" style:parent-style-name="Standard">
      <style:paragraph-properties fo:text-align="center" style:justify-single-word="false"/>
      <style:text-properties fo:font-size="14pt" officeooo:rsid="0003955c" officeooo:paragraph-rsid="0003955c" style:font-size-asian="12.25pt" style:font-size-complex="14pt"/>
    </style:style>
    <style:style style:name="P6" style:family="paragraph" style:parent-style-name="Standard">
      <style:paragraph-properties fo:text-align="start" style:justify-single-word="false"/>
      <style:text-properties fo:font-size="14pt" officeooo:rsid="0003955c" officeooo:paragraph-rsid="0003955c" style:font-size-asian="12.25pt" style:font-size-complex="14pt"/>
    </style:style>
    <style:style style:name="P7" style:family="paragraph" style:parent-style-name="Standard" style:list-style-name="L1">
      <style:paragraph-properties fo:text-align="start" style:justify-single-word="false"/>
      <style:text-properties fo:font-size="14pt" officeooo:rsid="0003955c" officeooo:paragraph-rsid="0003955c" style:font-size-asian="12.25pt" style:font-size-complex="14pt"/>
    </style:style>
    <style:style style:name="P8" style:family="paragraph" style:parent-style-name="Standard">
      <style:paragraph-properties fo:text-align="center" style:justify-single-word="false"/>
      <style:text-properties fo:font-size="22pt" officeooo:rsid="0002b1bb" officeooo:paragraph-rsid="0002b1bb" style:font-size-asian="22pt" style:font-size-complex="22pt"/>
    </style:style>
    <style:style style:name="P9" style:family="paragraph" style:parent-style-name="Standard">
      <style:paragraph-properties fo:text-align="justify" style:justify-single-word="false"/>
      <style:text-properties fo:font-size="12pt" officeooo:rsid="0003955c" officeooo:paragraph-rsid="0003955c" style:font-size-asian="10.5pt" style:font-size-complex="12pt"/>
    </style:style>
    <style:style style:name="P10" style:family="paragraph" style:parent-style-name="Standard" style:master-page-name="First_20_Page">
      <style:paragraph-properties fo:text-align="center" style:justify-single-word="false" style:page-number="auto"/>
      <style:text-properties fo:font-size="14pt" officeooo:rsid="0002b1bb" officeooo:paragraph-rsid="0002b1bb" style:font-size-asian="14pt" style:font-size-complex="14pt"/>
    </style:style>
    <style:style style:name="T1" style:family="text">
      <style:text-properties officeooo:rsid="0004aa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ENTRO FEDERAL DE EDUCAÇÃO TECNOLÓGICA DE MINAS GERAIS</text:p>
      <text:p text:style-name="P3">Física Experimental II – Allbens Atma<text:span text:style-name="T1">n</text:span></text:p>
      <text:p text:style-name="P3">Engenharia de Computação – 5ª feira 16:00</text:p>
      <text:p text:style-name="P1"/>
      <text:p text:style-name="P1"/>
      <text:p text:style-name="P1"/>
      <text:p text:style-name="P1"/>
      <text:p text:style-name="P1"/>
      <text:p text:style-name="P1"/>
      <text:p text:style-name="P8"/>
      <text:p text:style-name="P8"/>
      <text:p text:style-name="P8">Título</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André Luís Borges de Oliveira </text:p>
      <text:p text:style-name="P2">Ígor Chagas Mar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elo Horizonte, xx de xxx de xxxx</text:p>
      <text:p text:style-name="P4"><text:soft-page-break/>Objetivos</text:p>
      <text:p text:style-name="P4"/>
      <text:p text:style-name="P9">Lorem ipsum dolor sit amet, consectetur adipiscing elit. Vivamus gravida ipsum viverra elit volutpat pharetra. Nunc elementum sapien a mollis pulvinar. Donec bibendum tempus diam eget pharetra. Aliquam erat volutpat. Nulla facilisi. Aliquam ac suscipit ipsum. Nulla sapien libero, pretium ut pellentesque vel, aliquam sed nisl. Ut consectetur vel augue et vestibulum.</text:p>
      <text:p text:style-name="P9"/>
      <text:p text:style-name="P9"/>
      <text:p text:style-name="P5">Introdução</text:p>
      <text:p text:style-name="P5"/>
      <text:p text:style-name="P9">Lorem ipsum dolor sit amet, consectetur adipiscing elit. Vivamus gravida ipsum viverra elit volutpat pharetra. Nunc elementum sapien a mollis pulvinar. Donec bibendum tempus diam eget pharetra. Aliquam erat volutpat. Nulla facilisi. Aliquam ac suscipit ipsum. Nulla sapien libero, pretium ut pellentesque vel, aliquam sed nisl. Ut consectetur vel augue et vestibulum.</text:p>
      <text:p text:style-name="P9"/>
      <text:p text:style-name="P9"/>
      <text:p text:style-name="P5">Material</text:p>
      <text:p text:style-name="P5"/>
      <text:list xml:id="list4436076174940809724" text:style-name="L1">
        <text:list-item>
          <text:p text:style-name="P7">Item 01</text:p>
        </text:list-item>
        <text:list-item>
          <text:p text:style-name="P7">Item 02</text:p>
        </text:list-item>
        <text:list-item>
          <text:p text:style-name="P7">Item 03</text:p>
        </text:list-item>
        <text:list-item>
          <text:p text:style-name="P7">Item 04</text:p>
        </text:list-item>
      </text:list>
      <text:p text:style-name="P6"/>
      <text:p text:style-name="P5">Roteiro</text:p>
      <text:p text:style-name="P5"/>
      <text:p text:style-name="P9">Lorem ipsum dolor sit amet, consectetur adipiscing elit. Vivamus gravida ipsum viverra elit volutpat pharetra. Nunc elementum sapien a mollis pulvinar. Donec bibendum tempus diam eget pharetra. Aliquam erat volutpat. Nulla facilisi. Aliquam ac suscipit ipsum. Nulla sapien libero, pretium ut pellentesque vel, aliquam sed nisl. Ut consectetur vel augue et vestibulum.</text:p>
      <text:p text:style-name="P9"/>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Resultados</text:p>
      <text:p text:style-name="P5"/>
      <text:p text:style-name="P9">Lorem ipsum dolor sit amet, consectetur adipiscing elit. Vivamus gravida ipsum viverra elit volutpat pharetra. Nunc elementum sapien a mollis pulvinar. Donec bibendum tempus diam eget pharetra. Aliquam erat volutpat. Nulla facilisi. Aliquam ac suscipit ipsum. Nulla sapien libero, pretium ut pellentesque vel, aliquam sed nisl. Ut consectetur vel augue et vestibulum.</text:p>
      <text:p text:style-name="P9"/>
      <text:p text:style-name="P9"/>
      <text:p text:style-name="P5">Discussão</text:p>
      <text:p text:style-name="P5"/>
      <text:p text:style-name="P9">Lorem ipsum dolor sit amet, consectetur adipiscing elit. Vivamus gravida ipsum viverra elit volutpat pharetra. Nunc elementum sapien a mollis pulvinar. Donec bibendum tempus diam eget pharetra. Aliquam erat volutpat. Nulla facilisi. Aliquam ac suscipit ipsum. Nulla sapien libero, pretium ut pellentesque vel, aliquam sed nisl. Ut consectetur vel augue et vestibulum.</text:p>
      <text:p text:style-name="P9"/>
      <text:p text:style-name="P9"/>
      <text:p text:style-name="P5"/>
      <text:p text:style-name="P5"/>
      <text:p text:style-name="P5">Conclusão</text:p>
      <text:p text:style-name="P5"/>
      <text:p text:style-name="P9">Lorem ipsum dolor sit amet, consectetur adipiscing elit. Vivamus gravida ipsum viverra elit volutpat pharetra. Nunc elementum sapien a mollis pulvinar. Donec bibendum tempus diam eget pharetra. Aliquam erat volutpat. Nulla facilisi. Aliquam ac suscipit ipsum. Nulla sapien libero, pretium ut pellentesque vel, aliquam sed nisl. Ut consectetur vel augue et vestibul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9T16:52:48.057000000</meta:creation-date>
    <meta:generator>LibreOffice/5.0.5.2$Windows_x86 LibreOffice_project/55b006a02d247b5f7215fc6ea0fde844b30035b3</meta:generator>
    <dc:date>2016-08-09T17:17:07.652000000</dc:date>
    <meta:editing-duration>PT24M20S</meta:editing-duration>
    <meta:editing-cycles>3</meta:editing-cycles>
    <meta:document-statistic meta:table-count="0" meta:image-count="0" meta:object-count="0" meta:page-count="3" meta:paragraph-count="24" meta:word-count="366" meta:character-count="2517" meta:non-whitespace-character-count="2176"/>
  </office:meta>
</office:document-meta>
</file>